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bbba"/>
    </style:style>
    <style:style style:name="P2" style:family="paragraph" style:parent-style-name="Text_20_body">
      <style:text-properties officeooo:paragraph-rsid="0018bbba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8bbba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e254" officeooo:paragraph-rsid="0018bbba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8bbba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8bbba"/>
    </style:style>
    <style:style style:name="P7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e254" officeooo:paragraph-rsid="0018bbba" style:text-blinking="false" fo:background-color="transparent"/>
    </style:style>
    <style:style style:name="P8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e254" officeooo:paragraph-rsid="0018bbba" style:text-blinking="false" fo:background-color="transparent"/>
    </style:style>
    <style:style style:name="P9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e254" officeooo:paragraph-rsid="0018bbba" style:text-blinking="false" fo:background-color="transparent"/>
    </style:style>
    <style:style style:name="P10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officeooo:paragraph-rsid="0018bbba"/>
    </style:style>
    <style:style style:name="P11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officeooo:paragraph-rsid="0018bbba"/>
    </style:style>
    <style:style style:name="P12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officeooo:paragraph-rsid="0018bbb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e254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8e5d9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39cd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36baf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b9ec" style:text-blinking="false" fo:background-color="transparent" loext:char-shading-value="0"/>
    </style:style>
    <style:style style:name="T7" style:family="text">
      <style:text-properties officeooo:rsid="00239cdd"/>
    </style:style>
    <style:style style:name="T8" style:family="text">
      <style:text-properties officeooo:rsid="0019b9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6"/><text:span text:style-name="T8">Linux</text:span><text:span text:style-name="T1"> Tasks:-</text:span></text:p>
      <text:p text:style-name="P2"/>
      <text:p text:style-name="P3">1. Add a User with a Specific Home Directory, Default Shell, and Custom Comment</text:p>
      <text:p text:style-name="P6"><text:span text:style-name="T2">A</text:span><text:span text:style-name="T6">ns</text:span><text:span text:style-name="T2">:- <text:s/>sudo useradd -d /home/aniketdehnikar -s /bin/bash -c "</text:span><text:span text:style-name="T3">New User</text:span><text:span text:style-name="T2">" </text:span><text:span text:style-name="T6">San</text:span></text:p>
      <text:p text:style-name="P4"/>
      <text:p text:style-name="P3">2. Add a User with Home Directory, Custom Shell, Custom Comment, and UID/GID</text:p>
      <text:p text:style-name="P4">A<text:span text:style-name="T8">ns</text:span>:- sudo useradd --comment "<text:span text:style-name="T7">Linux task</text:span>" --home-dir /home/aniketdehnikar --uid 900 --gid 101 --shell /bin/bash <text:span text:style-name="T8">San</text:span></text:p>
      <text:p text:style-name="P4"/>
      <text:p text:style-name="P3">3. Add a User with Home Directory, No Shell, Custom Comment, and User ID</text:p>
      <text:p text:style-name="P6"><text:span text:style-name="T2">A</text:span><text:span text:style-name="T6">ns</text:span><text:span text:style-name="T2">:- sudo useradd --comment "</text:span><text:span text:style-name="T4">Linux task</text:span><text:span text:style-name="T2">" --home-dir </text:span><text:span text:style-name="T4">/home/aniketdehnikar</text:span><text:span text:style-name="T2"> --uid 1003 --shell /bin/false </text:span><text:span text:style-name="T6">San</text:span></text:p>
      <text:p text:style-name="P4"/>
      <text:p text:style-name="P3">4. Add a User with Home Directory, Shell, Custom Skell/Comment, and User ID</text:p>
      <text:p text:style-name="P6"><text:span text:style-name="T2">A</text:span><text:span text:style-name="T6">ns</text:span><text:span text:style-name="T2">:- sudo useradd -m -s /bin/bash -k /etc/skel_custom -c "</text:span><text:span text:style-name="T6">Aniket Dehnikar</text:span><text:span text:style-name="T2">" -u 1002 </text:span><text:span text:style-name="T6">San</text:span></text:p>
      <text:p text:style-name="P4"/>
      <text:p text:style-name="P3">5. Add a User without Home Directory, No Shell, No Group, and Custom Comment</text:p>
      <text:p text:style-name="P6"><text:span text:style-name="T2">A</text:span><text:span text:style-name="T6">ns</text:span><text:span text:style-name="T2">:- </text:span><text:span text:style-name="T5">sudo </text:span><text:span text:style-name="T2">useradd --no-create-home --shell /bin/false --no-user-group --comment "</text:span><text:span text:style-name="T5">No group and shell</text:span><text:span text:style-name="T2">" </text:span><text:span text:style-name="T6">San</text:span></text:p>
      <text:p text:style-name="P4"/>
      <text:p text:style-name="P2"/>
      <text:p text:style-name="P5">Permission Management Tasks:-</text:p>
      <text:p text:style-name="P2"/>
      <text:p text:style-name="P3">1. Change the permission set of /training/readme.txt so that only the user (owner) can read,write, and execute it. Use absolute mode.</text:p>
      <text:list xml:id="list1678290727" text:style-name="L1">
        <text:list-item>
          <text:p text:style-name="P10"><text:span text:style-name="T2">chmod 700 /training/readme.txt</text:span></text:p>
        </text:list-item>
      </text:list>
      <text:p text:style-name="P4"/>
      <text:p text:style-name="P3">2. Change the permission set of /training/readme.txt so that any user can read it, the group can read/write to it and the user (owner) can read/write/execute it. Use absolute mode.</text:p>
      <text:list xml:id="list3940776696" text:style-name="L2">
        <text:list-item>
          <text:p text:style-name="P11"><text:span text:style-name="T2">chmod 764 /training/readme.txt</text:span></text:p>
        </text:list-item>
      </text:list>
      <text:p text:style-name="P4"/>
      <text:p text:style-name="P3">3. Change the permission set of /training/readme.txt so that only the user (owner) can read, write, and execute it. Use symbolic mode.</text:p>
      <text:list xml:id="list2306823519" text:style-name="L3">
        <text:list-item>
          <text:p text:style-name="P7">chmod u+rwx /training/readme.txt</text:p>
        </text:list-item>
      </text:list>
      <text:p text:style-name="P4"/>
      <text:p text:style-name="P3">4. Change the permission set of /training/readme.txt so that any user can read it, the group can read/write to it and the user (owner) can read/write/execute it. Use symbolic mode.</text:p>
      <text:list xml:id="list4007293355" text:style-name="L4">
        <text:list-item>
          <text:p text:style-name="P8">chmod u=rwx,g=rw,o=r /training/readme.txt</text:p>
        </text:list-item>
      </text:list>
      <text:p text:style-name="P4"/>
      <text:p text:style-name="P3">5. Change the permission set of /training/readme.txt so that only the user (owner) can read/write/ execute, group, and any user can execute it. However, whenever anyone executes it, it should run with the privileges of the group. Use absolute mode.</text:p>
      <text:list xml:id="list994805363" text:style-name="L5">
        <text:list-item>
          <text:p text:style-name="P9">chmod 4710 /training/readme.txt</text:p>
        </text:list-item>
      </text:list>
      <text:p text:style-name="P4"/>
      <text:p text:style-name="P3">6. Change the permission set of /training/readme.txt so that only the owner can rename or delete this file while maintaining the existing permissions. Use absolute mode.</text:p>
      <text:list xml:id="list4119745709" text:style-name="L6">
        <text:list-item>
          <text:p text:style-name="P12"><text:soft-page-break/><text:span text:style-name="T2">chmod 644 /training/readme.txt</text:span></text:p>
        </text:list-item>
      </text:list>
      <text:p text:style-name="P4"><text:s/>chmod 600 /training</text:p>
      <text:p text:style-name="P4"/>
      <text:p text:style-name="P1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20:38:01.694857731</meta:creation-date>
    <dc:date>2023-02-27T20:46:15.098691993</dc:date>
    <meta:editing-duration>PT7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348" meta:character-count="2199" meta:non-whitespace-character-count="1866"/>
  </office:meta>
</office:document-meta>
</file>